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ata for K-Junior sensors' locations and corresponding V-Rep Parameters</text:p>
          </table:table-cell>
          <table:table-cell table:number-columns-repeated="15"/>
        </table:table-row>
        <table:table-row table:style-name="ro1">
          <table:table-cell office:value-type="string">
            <text:p>(relative to body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Vision sensors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V-REP nam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gamma</text:p>
          </table:table-cell>
          <table:table-cell office:value-type="string">
            <text:p>Near clipping</text:p>
          </table:table-cell>
          <table:table-cell office:value-type="string">
            <text:p>Far clipping</text:p>
          </table:table-cell>
          <table:table-cell office:value-type="string">
            <text:p>Aperture</text:p>
          </table:table-cell>
          <table:table-cell office:value-type="string">
            <text:p>resolution</text:p>
          </table:table-cell>
          <table:table-cell office:value-type="string">
            <text:p>Other params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J_LeftEye2</text:p>
          </table:table-cell>
          <table:table-cell/>
          <table:table-cell office:value-type="float" office:value="0.0426">
            <text:p>0.0426</text:p>
          </table:table-cell>
          <table:table-cell office:value-type="float" office:value="-0.0388">
            <text:p>-0.0388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x32</text:p>
          </table:table-cell>
          <table:table-cell office:value-type="string">
            <text:p>Ignore depth info, ignore packet 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J_LeftEye1</text:p>
          </table:table-cell>
          <table:table-cell/>
          <table:table-cell office:value-type="float" office:value="0.0235">
            <text:p>0.0235</text:p>
          </table:table-cell>
          <table:table-cell office:value-type="float" office:value="-0.0534">
            <text:p>-0.0534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x32</text:p>
          </table:table-cell>
          <table:table-cell office:value-type="string">
            <text:p>Ignore depth info, ignore packet 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J_Front</text:p>
          </table:table-cell>
          <table:table-cell office:value-type="string">
            <text:p>facing straight forward</text:p>
          </table:table-cell>
          <table:table-cell office:value-type="float" office:value="0.00000009">
            <text:p>0.00000009</text:p>
          </table:table-cell>
          <table:table-cell office:value-type="float" office:value="-0.0586">
            <text:p>-0.0586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x32</text:p>
          </table:table-cell>
          <table:table-cell office:value-type="string">
            <text:p>Ignore depth info, ignore packet 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J_RightEye1</text:p>
          </table:table-cell>
          <table:table-cell/>
          <table:table-cell office:value-type="float" office:value="-0.0235">
            <text:p>-0.0235</text:p>
          </table:table-cell>
          <table:table-cell office:value-type="float" office:value="-0.0534">
            <text:p>-0.0534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x32</text:p>
          </table:table-cell>
          <table:table-cell office:value-type="string">
            <text:p>Ignore depth info, ignore packet 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J_RightEye2</text:p>
          </table:table-cell>
          <table:table-cell/>
          <table:table-cell office:value-type="float" office:value="-0.0426">
            <text:p>-0.0426</text:p>
          </table:table-cell>
          <table:table-cell office:value-type="float" office:value="-0.0388">
            <text:p>-0.0388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x32</text:p>
          </table:table-cell>
          <table:table-cell office:value-type="string">
            <text:p>Ignore depth info, ignore packet 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J_Back</text:p>
          </table:table-cell>
          <table:table-cell office:value-type="string">
            <text:p>facing straight backward</text:p>
          </table:table-cell>
          <table:table-cell office:value-type="float" office:value="0.00000008">
            <text:p>0.00000008</text:p>
          </table:table-cell>
          <table:table-cell office:value-type="float" office:value="0.0526">
            <text:p>0.0526</text:p>
          </table:table-cell>
          <table:table-cell office:value-type="float" office:value="0.0113">
            <text:p>0.0113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180">
            <text:p>-18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32x32</text:p>
          </table:table-cell>
          <table:table-cell office:value-type="string">
            <text:p>Ignore depth info, ignore packet 1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Proximity sensor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V-REP nam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gamma</text:p>
          </table:table-cell>
          <table:table-cell office:value-type="string">
            <text:p>Offset</text:p>
          </table:table-cell>
          <table:table-cell office:value-type="string">
            <text:p>Radius</text:p>
          </table:table-cell>
          <table:table-cell office:value-type="string">
            <text:p>Range</text:p>
          </table:table-cell>
          <table:table-cell office:value-type="string">
            <text:p>Angle</text:p>
          </table:table-cell>
          <table:table-cell office:value-type="string">
            <text:p>Y size</text:p>
          </table:table-cell>
          <table:table-cell office:value-type="string">
            <text:p>Volume type</text:p>
          </table:table-cell>
          <table:table-cell office:value-type="string">
            <text:p>subtyp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J_LeftEye2</text:p>
          </table:table-cell>
          <table:table-cell/>
          <table:table-cell office:value-type="float" office:value="0.0426">
            <text:p>0.0426</text:p>
          </table:table-cell>
          <table:table-cell office:value-type="float" office:value="-0.0388">
            <text:p>-0.0388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01">
            <text:p>0.001</text:p>
          </table:table-cell>
          <table:table-cell office:value-type="string">
            <text:p>Disc</text:p>
          </table:table-cell>
          <table:table-cell office:value-type="string">
            <text:p>Infrar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J_LeftEye1</text:p>
          </table:table-cell>
          <table:table-cell/>
          <table:table-cell office:value-type="float" office:value="0.0235">
            <text:p>0.0235</text:p>
          </table:table-cell>
          <table:table-cell office:value-type="float" office:value="-0.0534">
            <text:p>-0.0534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01">
            <text:p>0.001</text:p>
          </table:table-cell>
          <table:table-cell office:value-type="string">
            <text:p>Disc</text:p>
          </table:table-cell>
          <table:table-cell office:value-type="string">
            <text:p>Infrar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J_Front</text:p>
          </table:table-cell>
          <table:table-cell office:value-type="string">
            <text:p>facing straight forward</text:p>
          </table:table-cell>
          <table:table-cell office:value-type="float" office:value="0.00000009">
            <text:p>0.00000009</text:p>
          </table:table-cell>
          <table:table-cell office:value-type="float" office:value="-0.0586">
            <text:p>-0.0586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01">
            <text:p>0.001</text:p>
          </table:table-cell>
          <table:table-cell office:value-type="string">
            <text:p>Disc</text:p>
          </table:table-cell>
          <table:table-cell office:value-type="string">
            <text:p>Infrar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J_RightEye1</text:p>
          </table:table-cell>
          <table:table-cell/>
          <table:table-cell office:value-type="float" office:value="-0.0235">
            <text:p>-0.0235</text:p>
          </table:table-cell>
          <table:table-cell office:value-type="float" office:value="-0.0534">
            <text:p>-0.0534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-25">
            <text:p>-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01">
            <text:p>0.001</text:p>
          </table:table-cell>
          <table:table-cell office:value-type="string">
            <text:p>Disc</text:p>
          </table:table-cell>
          <table:table-cell office:value-type="string">
            <text:p>Infrar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J_RightEye2</text:p>
          </table:table-cell>
          <table:table-cell/>
          <table:table-cell office:value-type="float" office:value="-0.0426">
            <text:p>-0.0426</text:p>
          </table:table-cell>
          <table:table-cell office:value-type="float" office:value="-0.0388">
            <text:p>-0.0388</text:p>
          </table:table-cell>
          <table:table-cell office:value-type="float" office:value="0.0113">
            <text:p>0.0113</text:p>
          </table:table-cell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01">
            <text:p>0.001</text:p>
          </table:table-cell>
          <table:table-cell office:value-type="string">
            <text:p>Disc</text:p>
          </table:table-cell>
          <table:table-cell office:value-type="string">
            <text:p>Infrar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J_Back</text:p>
          </table:table-cell>
          <table:table-cell office:value-type="string">
            <text:p>facing straight backward</text:p>
          </table:table-cell>
          <table:table-cell office:value-type="float" office:value="0.00000008">
            <text:p>0.00000008</text:p>
          </table:table-cell>
          <table:table-cell office:value-type="float" office:value="0.0526">
            <text:p>0.0526</text:p>
          </table:table-cell>
          <table:table-cell office:value-type="float" office:value="0.0113">
            <text:p>0.0113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-180">
            <text:p>-18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.001">
            <text:p>0.001</text:p>
          </table:table-cell>
          <table:table-cell office:value-type="string">
            <text:p>Disc</text:p>
          </table:table-cell>
          <table:table-cell office:value-type="string">
            <text:p>Infrar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2/19/2015</text:date>, <text:time>13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Franchi</meta:initial-creator>
    <meta:creation-date>2015-02-17T15:32:16.981654417</meta:creation-date>
    <dc:date>2015-02-19T13:50:51</dc:date>
    <dc:creator>Stefano Franchi</dc:creator>
    <meta:editing-duration>PT4H20M2S</meta:editing-duration>
    <meta:editing-cycles>16</meta:editing-cycles>
    <meta:generator>OpenOffice/4.1.0$Unix OpenOffice.org_project/410m18$Build-9764</meta:generator>
    <meta:document-statistic meta:table-count="1" meta:cell-count="206" meta:object-count="0"/>
  </office:meta>
</office:document-meta>
</file>